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ec9f" officeooo:paragraph-rsid="0002ec9f"/>
    </style:style>
    <style:style style:name="P2" style:family="paragraph" style:parent-style-name="Standard">
      <style:text-properties officeooo:rsid="0002ec9f" officeooo:paragraph-rsid="0003f59a"/>
    </style:style>
    <style:style style:name="P3" style:family="paragraph" style:parent-style-name="Standard">
      <style:text-properties fo:font-weight="bold" officeooo:rsid="00014d7e" officeooo:paragraph-rsid="00014d7e" style:font-weight-asian="bold" style:font-weight-complex="bold"/>
    </style:style>
    <style:style style:name="P4" style:family="paragraph" style:parent-style-name="Standard">
      <style:text-properties officeooo:rsid="0003633c" officeooo:paragraph-rsid="0003633c"/>
    </style:style>
    <style:style style:name="P5" style:family="paragraph" style:parent-style-name="Standard">
      <style:text-properties officeooo:rsid="00039ff2" officeooo:paragraph-rsid="00039ff2"/>
    </style:style>
    <style:style style:name="P6" style:family="paragraph" style:parent-style-name="Standard">
      <style:text-properties officeooo:rsid="0003f59a" officeooo:paragraph-rsid="0003f59a"/>
    </style:style>
    <style:style style:name="P7" style:family="paragraph" style:parent-style-name="Standard">
      <style:text-properties officeooo:rsid="0002ec9f" officeooo:paragraph-rsid="0002ec9f"/>
    </style:style>
    <style:style style:name="P8" style:family="paragraph" style:parent-style-name="Standard">
      <style:text-properties officeooo:rsid="0002ec9f" officeooo:paragraph-rsid="00111126"/>
    </style:style>
    <style:style style:name="P9" style:family="paragraph" style:parent-style-name="Standard">
      <style:text-properties officeooo:rsid="0002ec9f" officeooo:paragraph-rsid="001b1177"/>
    </style:style>
    <style:style style:name="P10" style:family="paragraph" style:parent-style-name="Standard">
      <style:text-properties officeooo:rsid="0002ec9f" officeooo:paragraph-rsid="001dc79b"/>
    </style:style>
    <style:style style:name="P11" style:family="paragraph" style:parent-style-name="Standard">
      <style:text-properties officeooo:rsid="0002ec9f" officeooo:paragraph-rsid="001e5ede"/>
    </style:style>
    <style:style style:name="P12" style:family="paragraph" style:parent-style-name="Standard">
      <style:text-properties officeooo:rsid="0002ec9f" officeooo:paragraph-rsid="001f4ba2"/>
    </style:style>
    <style:style style:name="P13" style:family="paragraph" style:parent-style-name="Standard">
      <style:text-properties fo:font-style="italic" fo:font-weight="bold" officeooo:rsid="000aa885" officeooo:paragraph-rsid="000aa885" style:font-style-asian="italic" style:font-weight-asian="bold" style:font-style-complex="italic" style:font-weight-complex="bold"/>
    </style:style>
    <style:style style:name="P14" style:family="paragraph" style:parent-style-name="Standard">
      <style:text-properties fo:font-variant="normal" fo:text-transform="none" fo:color="#263238" style:font-name="arial" fo:font-size="10pt" fo:letter-spacing="normal" fo:font-style="normal" fo:font-weight="normal" officeooo:rsid="0002ec9f" officeooo:paragraph-rsid="0002ec9f" style:font-size-asian="10pt" style:font-size-complex="10pt"/>
    </style:style>
    <style:style style:name="P15" style:family="paragraph" style:parent-style-name="Standard">
      <style:text-properties officeooo:rsid="001e5ede" officeooo:paragraph-rsid="001e5ede"/>
    </style:style>
    <style:style style:name="P16" style:family="paragraph" style:parent-style-name="Standard">
      <style:text-properties officeooo:rsid="0003633c" officeooo:paragraph-rsid="0003633c"/>
    </style:style>
    <style:style style:name="T1" style:family="text">
      <style:text-properties officeooo:rsid="00039ff2"/>
    </style:style>
    <style:style style:name="T2" style:family="text">
      <style:text-properties officeooo:rsid="0006f073"/>
    </style:style>
    <style:style style:name="T3" style:family="text">
      <style:text-properties fo:font-weight="bold" style:font-weight-asian="bold" style:font-weight-complex="bold"/>
    </style:style>
    <style:style style:name="T4" style:family="text">
      <style:text-properties fo:font-weight="bold" officeooo:rsid="0007bd5f" style:font-weight-asian="bold" style:font-weight-complex="bold"/>
    </style:style>
    <style:style style:name="T5" style:family="text">
      <style:text-properties officeooo:rsid="0008ede9"/>
    </style:style>
    <style:style style:name="T6" style:family="text">
      <style:text-properties officeooo:rsid="000b008c"/>
    </style:style>
    <style:style style:name="T7" style:family="text">
      <style:text-properties officeooo:rsid="000b7865"/>
    </style:style>
    <style:style style:name="T8" style:family="text">
      <style:text-properties officeooo:rsid="000f3210"/>
    </style:style>
    <style:style style:name="T9" style:family="text">
      <style:text-properties officeooo:rsid="000ff2cb"/>
    </style:style>
    <style:style style:name="T10" style:family="text">
      <style:text-properties officeooo:rsid="00111126"/>
    </style:style>
    <style:style style:name="T11" style:family="text">
      <style:text-properties officeooo:rsid="00119d30"/>
    </style:style>
    <style:style style:name="T12" style:family="text">
      <style:text-properties officeooo:rsid="0011c1b0"/>
    </style:style>
    <style:style style:name="T13" style:family="text">
      <style:text-properties officeooo:rsid="0012b76e"/>
    </style:style>
    <style:style style:name="T14" style:family="text">
      <style:text-properties officeooo:rsid="001507ce"/>
    </style:style>
    <style:style style:name="T15" style:family="text">
      <style:text-properties officeooo:rsid="00162fe7"/>
    </style:style>
    <style:style style:name="T16" style:family="text">
      <style:text-properties officeooo:rsid="0018227f"/>
    </style:style>
    <style:style style:name="T17" style:family="text">
      <style:text-properties officeooo:rsid="001b1177"/>
    </style:style>
    <style:style style:name="T18" style:family="text">
      <style:text-properties officeooo:rsid="001bf130"/>
    </style:style>
    <style:style style:name="T19" style:family="text">
      <style:text-properties officeooo:rsid="001dc79b"/>
    </style:style>
    <style:style style:name="T20" style:family="text">
      <style:text-properties officeooo:rsid="001e5ede"/>
    </style:style>
    <style:style style:name="T21" style:family="text">
      <style:text-properties officeooo:rsid="001f41db"/>
    </style:style>
    <style:style style:name="T22" style:family="text">
      <style:text-properties officeooo:rsid="001f4b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twork Measurement</text:p>
      <text:p text:style-name="P1"/>
      <text:p text:style-name="P4">For Network measurements, we had two machines. One acted as the client and the other as server. The client is the machine on which all our measurements were taken <text:span text:style-name="T1">and the server had the following machine description:</text:span></text:p>
      <text:p text:style-name="P4"/>
      <text:p text:style-name="P5">Model Name: MacBook Pro</text:p>
      <text:p text:style-name="P5">Processor Name: Intel Core i7 </text:p>
      <text:p text:style-name="P5">Processor Speed: 2.8 GHz with acceleration up to 3.7GHz </text:p>
      <text:p text:style-name="P5">Number of Processors: 1 </text:p>
      <text:p text:style-name="P5">Total Number of Cores: 4 </text:p>
      <text:p text:style-name="P5">Main memory - there are 2 of the following 8GB RAM devices, for a total of 16GB of RAM storage overall. </text:p>
      <text:p text:style-name="P5">Size: 8 GB </text:p>
      <text:p text:style-name="P5">Type: DDR3 </text:p>
      <text:p text:style-name="P5">Bandwidth: 1600 MHz </text:p>
      <text:p text:style-name="P5">Bus type: PCI </text:p>
      <text:p text:style-name="P5">Link Width: x4 </text:p>
      <text:p text:style-name="P5">Bandwidth: 8.0 GT/s </text:p>
      <text:p text:style-name="P5">Network Card Type: AirPort Extreme (0x14E4, 0x152)</text:p>
      <text:p text:style-name="P1"/>
      <text:p text:style-name="P5">The setup was such that the two machines were connected to each through a wireless router.</text:p>
      <text:p text:style-name="P2">The source code for the programs that implement our experiments make use of the linux sockets <text:span text:style-name="T2">API</text:span>. The <text:span text:style-name="T2">relevant</text:span> data structures are initialized for TCP connections. </text:p>
      <text:p text:style-name="P2">We use the socket() call to request a socket file descriptor, connect() to initiate a TCP connection, send() to send data, and recv() to receive data. The close() call terminates the TCP connection. </text:p>
      <text:p text:style-name="P2"/>
      <text:p text:style-name="P1"><text:span text:style-name="T3">Round Trip Time (RTT)</text:span></text:p>
      <text:p text:style-name="P6"/>
      <text:p text:style-name="P1"><text:span text:style-name="T3">Estimatio</text:span><text:span text:style-name="T4">n</text:span> </text:p>
      <text:p text:style-name="P1"/>
      <text:p text:style-name="P1">Our estimation of RTT for TCP is based upon an empirically derived lower bound. The lower bound was determined by using the ping command to observe RTT for ICMP packets sending and receiving 56 bytes of data to a remote host and loop back. The overhead of TCP is greater than that of ICMP due to it being a connected protocol that requires handshaking to establish a connection, additional handshaking to close the connection, and a larger packet size. </text:p>
      <text:p text:style-name="P1">Therefore, the RTT using TCP should be no faster than a ping to the same host. </text:p>
      <text:p text:style-name="P13"/>
      <text:p text:style-name="P1">We observed that the average RTT for 1000 pings to the loopback were 0.0<text:span text:style-name="T5">28 ms</text:span> and to the remote machine <text:span text:style-name="T12">0.908 </text:span>ms. Transmitting 56 bytes of data via TCP requires 3.5 additional round trips because of connection overhead for the initial 3-way handshake and 4-way termination which consists of 7 packets that each travel one way. <text:s/>We estimate the minimum RTT to loopback for an equivalent amount of data (56 bytes) via TCP to be 4.5 * 0.0<text:span text:style-name="T6">28 </text:span>ms = <text:span text:style-name="T6">0.126 ms</text:span></text:p>
      <text:p text:style-name="P1"/>
      <text:p text:style-name="P1">The difference between the the ping time for loopback and to the remote machine represent the overhead of packets crossing the physical network. Therefore we estimate that the additional RTT for a single packet to the remote machine is <text:span text:style-name="T12">0.908 </text:span>ms – 0.0<text:span text:style-name="T6">28</text:span> ms = <text:span text:style-name="T13">0.88 </text:span>ms. Clearly, the overhead of </text:p>
      <text:p text:style-name="P1">crossing the physical network dominates the time to evaluate and send a packet at its destination and source machine. It follows from our estimation of the RTT to loopback that RTT to the remote machine <text:soft-page-break/>for 56 bytes of data via TCP is calculated as 4.5 * 0.0<text:span text:style-name="T7">28 </text:span>ms + 4.5 * <text:span text:style-name="T13">0.88</text:span> ms = <text:span text:style-name="T13">4.086</text:span> ms </text:p>
      <text:p text:style-name="P1"/>
      <text:p text:style-name="P1"><text:span text:style-name="T3">Methodology</text:span> </text:p>
      <text:p text:style-name="P1"/>
      <text:p text:style-name="P1">The program which runs on the local machine sets up a TCP connection and sends a message to the remote machine. It waits for the message to return and then tears down the connection. Each timing iteration begins immediately before setup of the TCP connection and ends immediately after the connection is closed. The program initializes a character array of 56 elements (i.e. 56 bytes) in order to perform an accurate comparison with ping which sends 56 bytes of payload per packet. <text:s/>We use the sockets library to obtain a file descriptor to a socket and then connect to the remote machine. We send to socket <text:span text:style-name="T8">2000</text:span> in order to be consistent with RFC 862 which sets the specification for an echo service. Once a connection is successful we send the 56 byte message and then perform a blocking read which will wait for the message to return from the remote machine. After a message is rece<text:span text:style-name="T8">i</text:span>ved we close </text:p>
      <text:p text:style-name="P1">the TCP connection and stop timing. If the bytes read does not equal the bytes sent, the result is not recorded due to packets being dropped and the iteration is repeated until successful. </text:p>
      <text:p text:style-name="P1"/>
      <text:p text:style-name="P1">In order to implement a simple echo service on the remote machine, we used the ncat program with the following command: <text:s/></text:p>
      <text:p text:style-name="P14">ncat -l <text:span text:style-name="T9">2000</text:span> --keep-open --exec "/bin/cat"</text:p>
      <text:p text:style-name="P1"/>
      <text:p text:style-name="P1">The arguments to the command instruct the program to listen on port <text:span text:style-name="T9">2000</text:span> for incoming tcp connections and echo the data by executing the cat program on the incoming data. The keep open parameter instructs ncat to continue listening for new connections once a remote connection closes. </text:p>
      <text:p text:style-name="P1"/>
      <text:p text:style-name="P1"><text:span text:style-name="T3">Results</text:span> </text:p>
      <text:p text:style-name="P1"/>
      <text:p text:style-name="P1"><text:span text:style-name="T10">Results were calculated in terms of number of cycles</text:span>. We convert the cycle count </text:p>
      <text:p text:style-name="P1">to milliseconds. </text:p>
      <text:p text:style-name="P1"/>
      <text:p text:style-name="P8">RTT Local (cycles) <text:span text:style-name="T10">|</text:span> RTT Local (ms) <text:s/></text:p>
      <text:p text:style-name="P8"><text:span text:style-name="T10">1610471</text:span><text:tab/><text:tab/><text:span text:style-name="T10">|0.671</text:span></text:p>
      <text:p text:style-name="P8"/>
      <text:p text:style-name="P8">RTT Remote (cycles) <text:span text:style-name="T10">|</text:span> RTT Remote (ms) </text:p>
      <text:p text:style-name="P8"><text:span text:style-name="T11">23775376</text:span> <text:s text:c="11"/><text:tab/><text:span text:style-name="T10">|9.906</text:span></text:p>
      <text:p text:style-name="P1"/>
      <text:p text:style-name="P1"><text:span text:style-name="T3">Analysis and Discussion</text:span> </text:p>
      <text:p text:style-name="P1"/>
      <text:p text:style-name="P1">Our estimates for the remote case were off by a factor of <text:span text:style-name="T13">2.5</text:span> <text:span text:style-name="T13">for remote </text:span>and <text:span text:style-name="T13">about 5 times for</text:span> loopback. We realize that in our estimates we did not account for the fact that TCP would require an work done at an addit<text:span text:style-name="T13">i</text:span>onal layer of the TCP/IP stack versus the ICMP packet. This is due to ICMP being a network </text:p>
      <text:p text:style-name="P1">layer protocol, the same as IP which encapsulates the ICMP packet, while TCP is a transport layer protocol. The evaluation/formation of the TCP packet at the transport layer adds additional overhead that is missing in our estimate, but represented in the experimental results. This overhead would be present in the local and remote machine. The router that connects the two machines operates at the network layer and would not contribute additional overhead versus ICMP because it does not read TCP header information.</text:p>
      <text:p text:style-name="P1"/>
      <text:p text:style-name="P1">Comparing the local and remote results reveals that the overhead of transmitting over a network dominates that of the OS overhead by an order of magnitude even for machines connected to the same <text:soft-page-break/>LAN.</text:p>
      <text:p text:style-name="P1"/>
      <text:p text:style-name="P1"><text:span text:style-name="T14">Based on our result we can see that we achieve results far below </text:span>the maximum performance that the hardware is capable of because of the software overheads that are required for reading and creating packet header information. </text:p>
      <text:p text:style-name="P1">Ultimately, it is the size of our payload that contributes most to the <text:span text:style-name="T14">discrepancy</text:span> in performance. The maximum transmission unit (MTU) for TCP is 1460 bytes, however we are sending data in 56 byte chunks. The next experiment in peak bandwidth will provide more reasonable results regarding the difference between ideal hardware performance and real world performance over TCP. </text:p>
      <text:p text:style-name="P1"/>
      <text:p text:style-name="P1"><text:span text:style-name="T3">Peak Bandwidth</text:span> </text:p>
      <text:p text:style-name="P1"/>
      <text:p text:style-name="P1"><text:span text:style-name="T3">Estimation</text:span> </text:p>
      <text:p text:style-name="P1"/>
      <text:p text:style-name="P1">We use the data collected in the previous experiment to assist us in deriving an estimate for peak bandwidth over TCP to a remote and local connection. We determined in the previous experiment that in order to gain maximum throughput with TCP we would need each payload to be equivalent to the MTU. The difference in throughput should increase by a factor of 1460/56 = 26.07. We believe the OS overhead at the transport layer of reading and forming packets will also increase due to the larger payload, but this should have a <text:span text:style-name="T15">negligible</text:span> effect on our estimate due to the message buffer being <text:span text:style-name="T15">i</text:span>nitialized to the size of MTU in advance. With this information we estimate that peak bandwidth for the local case will be: <text:span text:style-name="T15">[(56*8)/0.000671]*10^(-6)* 26.07 </text:span>= <text:span text:style-name="T15">17.4</text:span> Mbps and for the remote case: <text:span text:style-name="T15">[(56*8)/0.009906]*10^(-6)* 26.07 </text:span>= <text:span text:style-name="T16">1.18</text:span> <text:span text:style-name="T16">Mbps</text:span></text:p>
      <text:p text:style-name="P1"/>
      <text:p text:style-name="P1"><text:span text:style-name="T3">Methodology</text:span> </text:p>
      <text:p text:style-name="P1"/>
      <text:p text:style-name="P1">We create two programs for this experiment: a writer program that connects via tcp to a remote server and sends data to the server; a reader program which implements a server that is listening for incoming tcp connections, reads data, and performs timing. </text:p>
      <text:p text:style-name="P1"/>
      <text:p text:style-name="P1">The writer program initializes a character array that is 5MB in size. </text:p>
      <text:p text:style-name="P1">A socket is initialized and the socket send buffer is set to 1MB in size <text:span text:style-name="T16">(just like </text:span>lmbench <text:span text:style-name="T16">paper)</text:span>. </text:p>
      <text:p text:style-name="P1">The writer connects to the remote server that is running the reader program and begins timing. </text:p>
      <text:p text:style-name="P1">The 5MB message is sent. If the entire message is sent successfully timing is stopped and the socket is closed, otherwise we discard this iteration and start over. We iterate this process 100 times and select the median result. </text:p>
      <text:p text:style-name="P1"/>
      <text:p text:style-name="P1">The reader program implements a server that listens for a connection and reads in data. It begins by initializing a socket and setting its receive buffer to 1MB in size. After binding to the socket, it blocks while listening for an incoming connection. Timing begins once an incoming connection is accepted. It then begins to receive the message into an input buffer. Once the entire message has been rece<text:span text:style-name="T16">i</text:span>ved, timing is stopped and the connection from the client is closed. At this point the server is ready for a new incoming connection. </text:p>
      <text:p text:style-name="P1"/>
      <text:p text:style-name="P1"><text:span text:style-name="T3">Results</text:span></text:p>
      <text:p text:style-name="P1">The results from this experiment are tabulated below. The reader program outputs the result in bytes per cycle (Bpc). This value is converted to megabits per second (M<text:span text:style-name="T17">b</text:span>ps).</text:p>
      <text:p text:style-name="P1"/>
      <text:p text:style-name="P1">Peak BW Local (Bp<text:span text:style-name="T17">c</text:span>) <text:span text:style-name="T17">|</text:span> Peak BW Local (Mbps) </text:p>
      <text:p text:style-name="P9"><text:soft-page-break/>0.<text:span text:style-name="T18">32</text:span>3 <text:s text:c="11"/><text:tab/><text:tab/> <text:span text:style-name="T17">|<text:tab/>6460</text:span> </text:p>
      <text:p text:style-name="P9"/>
      <text:p text:style-name="P9">Peak BW Remote (Bp<text:span text:style-name="T17">c</text:span>) <text:span text:style-name="T17">|</text:span> Peak BW Remote (M<text:span text:style-name="T17">b</text:span>ps) </text:p>
      <text:p text:style-name="P9">0.00<text:span text:style-name="T19">02</text:span> <text:s text:c="7"/><text:tab/><text:tab/> <text:s text:c="3"/><text:span text:style-name="T17">|</text:span><text:tab/><text:span text:style-name="T19">4</text:span></text:p>
      <text:p text:style-name="P1"/>
      <text:p text:style-name="P10"/>
      <text:p text:style-name="P10"><text:span text:style-name="T3">Analysis and Discussion</text:span></text:p>
      <text:p text:style-name="P10"><text:s/></text:p>
      <text:p text:style-name="P1">According to our experimental results, our estimates vastly underestimated the peak bandwidth of TCP. </text:p>
      <text:p text:style-name="P1">In this experiment the initialization handshake and termination handshake of TCP are left out of the timing loop. This leads us to conclude that once a connection is established data transfer over TCP </text:p>
      <text:p text:style-name="P1">proceeds with a much lower overhead. Since we did not account for this, we under estimated the peak </text:p>
      <text:p text:style-name="P1">bandwidth. </text:p>
      <text:p text:style-name="P1"/>
      <text:p text:style-name="P1">The difference between peak bandwi<text:span text:style-name="T19">d</text:span>th for the local and remote cases illustrates that the latency of </text:p>
      <text:p text:style-name="P1">transmitting over the network dominates the OS overhead when transferring data over TCP. The local </text:p>
      <text:p text:style-name="P1">peak bandwi<text:span text:style-name="T19">d</text:span>th exceeds the <text:span text:style-name="T19">16</text:span>M<text:span text:style-name="T19">bp</text:span>s capability of our <text:span text:style-name="T19">wireless</text:span> network because the data never reaches </text:p>
      <text:p text:style-name="P1">the <text:span text:style-name="T19">wireless</text:span> portion i.e. the writer program send the data down the TCP/IP stack and the reader program which is running in a separate process receives the data and sends it up the TCP/IP stack via a software pipe.</text:p>
      <text:p text:style-name="P1"/>
      <text:p text:style-name="P1">The remote peak bandwi<text:span text:style-name="T19">d</text:span>th results show that the we are achieving <text:span text:style-name="T19">almost 25 </text:span>% of the hardwares </text:p>
      <text:p text:style-name="P1">maximum performance. Since the local peak bandwidth experiment indicates that software is not the </text:p>
      <text:p text:style-name="P1">bottleneck we must conclude that the bulk of the overhead resides in hardware at the link layer and </text:p>
      <text:p text:style-name="P1"><text:span text:style-name="T19">wireless</text:span> connection. </text:p>
      <text:p text:style-name="P1"/>
      <text:p text:style-name="P1"><text:span text:style-name="T3">Connection Setup and Teardown</text:span> </text:p>
      <text:p text:style-name="P1"/>
      <text:p text:style-name="P1"><text:span text:style-name="T3">Estimation</text:span> </text:p>
      <text:p text:style-name="P1">We use our experimental results from RTT to assist us in estimating the connection teardown and setup </text:p>
      <text:p text:style-name="P12">overhead. We determine the estimate for sending a single packet by dividing the result from RTT by the number of packets for the 3-way handshake connection, 4-way handshake termination, and 2-ways for roundtrip of data. This should total 9 packets. It follows that, for the local case the time to send and receive a single packet is approximately <text:span text:style-name="T10">0.671/</text:span>9 = <text:span text:style-name="T22">0.0745 ms</text:span> and for the remote case <text:span text:style-name="T10">9.906/</text:span>9 = <text:span text:style-name="T22">1.1</text:span> <text:span text:style-name="T22">ms</text:span>. Our estimates are show <text:span text:style-name="T22">below</text:span> and were calculated by multiplying the number of packets required to perform connection (3) or teardown (4) by the time to send and receive a single packet. </text:p>
      <text:p text:style-name="P1"><text:s/></text:p>
      <text:p text:style-name="P11">Setup Local(ms) <text:span text:style-name="T22">|</text:span> Setup Remote (ms) &amp; </text:p>
      <text:p text:style-name="P12">0.<text:span text:style-name="T22">2235</text:span> <text:s text:c="11"/><text:span text:style-name="T21">| <text:s text:c="2"/>3.3</text:span></text:p>
      <text:p text:style-name="P11"/>
      <text:p text:style-name="P11">Teardown Local (ms) <text:span text:style-name="T22">|</text:span> Teardown Remote (ms)</text:p>
      <text:p text:style-name="P12"><text:span text:style-name="T21">0.298</text:span> <text:s text:c="10"/><text:span text:style-name="T20">| <text:s text:c="2"/>4.4</text:span></text:p>
      <text:p text:style-name="P1"/>
      <text:p text:style-name="P15"/>
      <text:p text:style-name="P1"><text:span text:style-name="T3">Methodology</text:span> </text:p>
      <text:p text:style-name="P1">The programs for determining are identical except for where the timing begins and ends. The programs </text:p>
      <text:p text:style-name="P1">request a socket, connect to the socket, and then close the socket. For measuring connection time we </text:p>
      <text:p text:style-name="P1">begin timing before the request for a socket and end after a connection. <text:s/>For measuring teardown time <text:s/>we begin timing after the connection is established and after the connection is closed. The procedure is <text:soft-page-break/>repeated for 1000 iterations and the median value is reported as the result.</text:p>
      <text:p text:style-name="P1">On the remote end we utilize the ncat program to setup a simple server that binds to port 2000 and listens for incoming connections with the following command: </text:p>
      <text:p text:style-name="P1">ncat -l 2000 --keep-open </text:p>
      <text:p text:style-name="P1"/>
      <text:p text:style-name="P1"><text:span text:style-name="T3">Results</text:span> </text:p>
      <text:p text:style-name="P1">Due to our timing methodology, both programs report results in terms of elapsed cycles. We convert this to milliseconds by dividing by the clock frequency reported in the machine description of this report. </text:p>
      <text:p text:style-name="P1">The results are show <text:span text:style-name="T22">below:</text:span></text:p>
      <text:p text:style-name="P1"/>
      <text:p text:style-name="P12">Setup Local(ms) <text:span text:style-name="T22">|</text:span> Setup Remote (ms)</text:p>
      <text:p text:style-name="P12"><text:span text:style-name="T21">0.0125 <text:s text:c="3"/></text:span><text:s text:c="12"/><text:span text:style-name="T21">|4.12</text:span></text:p>
      <text:p text:style-name="P12"/>
      <text:p text:style-name="P12">Teardown Local (ms) <text:span text:style-name="T22">|</text:span> Teardown Remote (ms)</text:p>
      <text:p text:style-name="P12"><text:span text:style-name="T21">0.00915<text:tab/></text:span> <text:s text:c="10"/><text:span text:style-name="T20">|0.0087</text:span></text:p>
      <text:p text:style-name="P12"/>
      <text:p text:style-name="P1"><text:span text:style-name="T3">Analysis and Discussion</text:span></text:p>
      <text:p text:style-name="P1">In general, we overestimated the overhead of both setup and teardown. An interesting result is that the teardown time is longer in the local case than in the remote case. We assumed that a call to close() would send the packets required for the 4-way termination handshake. When we looked into this further we learned that close() deallocates the socket file descriptor and any file descriptors associated with pipes or FIFO. The local case taking much longer to close may be due to additional pipes that facilitate the connection to the ncat server running in another process. This also explains why our initial estimate that teardown time would exceed setup time is invalid. The additional time to setup a TCP connection in the local case is likely due to the extra overhead of inter process communication with the ncat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nav Mishra</meta:initial-creator>
    <meta:creation-date>2016-03-13T21:06:58.629135144</meta:creation-date>
    <dc:date>2016-03-14T10:14:34.009754060</dc:date>
    <dc:creator>Abhinav Mishra</dc:creator>
    <meta:editing-duration>PT9H19M56S</meta:editing-duration>
    <meta:editing-cycles>14</meta:editing-cycles>
    <meta:generator>LibreOffice/4.2.8.2$Linux_X86_64 LibreOffice_project/420m0$Build-2</meta:generator>
    <meta:document-statistic meta:table-count="0" meta:image-count="0" meta:object-count="0" meta:page-count="5" meta:paragraph-count="98" meta:word-count="2137" meta:character-count="12627" meta:non-whitespace-character-count="10422"/>
  </office:meta>
</office:document-meta>
</file>